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DB4000009B07932F5460AD358F5.jpg" manifest:media-type="image/jpeg"/>
  <manifest:file-entry manifest:full-path="Pictures/1000000000000DB4000009B072D852C3AEC7309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FagoNoBoldCE-Caps" svg:font-family="FagoNoBoldCE-Caps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4" style:family="graphic">
      <style:graphic-properties style:protect="size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3.212cm"/>
    </style:style>
    <style:style style:name="pr3" style:family="presentation" style:parent-style-name="Default-subtitle">
      <style:graphic-properties draw:fill-color="#ffffff" draw:textarea-vertical-align="top" fo:min-height="12.607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subtitle">
      <style:graphic-properties draw:fill-color="#ffffff" fo:min-height="12.607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3" style:family="paragraph">
      <style:paragraph-properties fo:margin-left="0cm" fo:margin-right="0cm" fo:line-height="100%" fo:text-indent="0cm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T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808080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5" style:family="text">
      <style:text-properties fo:color="#808080"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6" style:family="text">
      <style:text-properties fo:color="#808080"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use-date-time-name="dtd1">
        <draw:custom-shape draw:name="Rectangle 1" draw:style-name="gr1" draw:text-style-name="P2" draw:layer="layout" svg:width="22.267cm" svg:height="5.677cm" svg:x="5.165cm" svg:y="2.54cm">
          <text:list text:style-name="L1">
            <text:list-header>
              <text:p text:style-name="P1"><text:span text:style-name="T1">Testy jednostkowe z użyciem bibliotek gtest i gmock</text:span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1">TDD – test-driven develop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2" draw:layer="layout" svg:width="3.033cm" svg:height="0.937cm" svg:x="5.412cm" svg:y="9.652cm">
          <text:list text:style-name="L2">
            <text:list-header>
              <text:p text:style-name="P1"><text:span text:style-name="T2">11.04.201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3" draw:text-style-name="P4" draw:layer="layout" svg:width="17.15cm" svg:height="1.275cm" svg:x="5.456cm" svg:y="10.922cm">
          <text:list text:style-name="L3">
            <text:list-header>
              <text:p text:style-name="P3"><text:span text:style-name="T3">Akademia Górniczo-Hu</text:span><text:span text:style-name="T4">t</text:span><text:span text:style-name="T3">nicza im. Stanisława Staszica w Krakowie</text:span></text:p>
            </text:list-header>
          </text:list>
          <text:list text:style-name="L4">
            <text:list-header>
              <text:p text:style-name="P3"><text:span text:style-name="T5">AGH Uni</text:span><text:span text:style-name="T6">v</text:span><text:span text:style-name="T5">ersity of Science and Technology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draw:custom-shape draw:name="Prostokąt 2" draw:style-name="gr1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list text:style-name="L1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Testy jednostkowe</text:p>
          </draw:text-box>
        </draw:frame>
        <draw:frame presentation:style-name="pr3" draw:text-style-name="P7" draw:layer="layout" svg:width="25.237cm" svg:height="12.607cm" svg:x="2.226cm" svg:y="6.067cm" presentation:class="subtitle">
          <draw:text-box>
            <text:list text:style-name="L5">
              <text:list-item>
                <text:p text:style-name="P6">Dlaczego?</text:p>
              </text:list-item>
              <text:list-item>
                <text:p text:style-name="P6">gtest</text:p>
              </text:list-item>
              <text:list-item>
                <text:p text:style-name="P6">gmock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draw:custom-shape draw:name="Prostokąt 2" draw:style-name="gr1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Pierwszy test (hello world)</text:p>
          </draw:text-box>
        </draw:frame>
        <draw:frame presentation:style-name="pr3" draw:text-style-name="P7" draw:layer="layout" svg:width="25.237cm" svg:height="12.607cm" svg:x="2.226cm" svg:y="6.067cm" presentation:class="subtitle" presentation:user-transformed="true">
          <draw:text-box>
            <text:list text:style-name="L5">
              <text:list-item>
                <text:p text:style-name="P6">Struktura testu</text:p>
              </text:list-item>
              <text:list-item>
                <text:p text:style-name="P6">Kompilacja</text:p>
              </text:list-item>
              <text:list-item>
                <text:p text:style-name="P6">Makro TEST(test_case_name, test_name)</text:p>
              </text:list-item>
              <text:list-item>
                <text:p text:style-name="P6">Makro ASSERT_EQ(expected, actual)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draw:custom-shape draw:name="Prostokąt 2" draw:style-name="gr1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placeholder="true">
          <draw:text-box/>
        </draw:frame>
        <draw:frame presentation:style-name="pr5" draw:text-style-name="P5" draw:layer="layout" svg:width="25.237cm" svg:height="12.607cm" svg:x="2.226cm" svg:y="6.067cm" presentation:class="subtitle" presentation:placeholder="true">
          <draw:text-box/>
        </draw:frame>
        <presentation:notes draw:style-name="dp2">
          <draw:page-thumbnail draw:style-name="gr4" draw:layer="layout" svg:width="12.7cm" svg:height="9.525cm" svg:x="3.175cm" svg:y="1.904cm" draw:page-number="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draw:custom-shape draw:name="Prostokąt 2" draw:style-name="gr1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placeholder="true">
          <draw:text-box/>
        </draw:frame>
        <draw:frame presentation:style-name="pr5" draw:text-style-name="P5" draw:layer="layout" svg:width="25.237cm" svg:height="12.607cm" svg:x="2.226cm" svg:y="6.067cm" presentation:class="subtitle" presentation:placeholder="true">
          <draw:text-box/>
        </draw:frame>
        <presentation:notes draw:style-name="dp2">
          <draw:page-thumbnail draw:style-name="gr4" draw:layer="layout" svg:width="12.7cm" svg:height="9.525cm" svg:x="3.175cm" svg:y="1.904cm" draw:page-number="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FagoNoBoldCE-Caps" svg:font-family="FagoNoBoldCE-Caps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DB4000009B072D852C3AEC73091.jpg" xlink:type="simple" xlink:show="embed" xlink:actuate="onLoad"/>
    <draw:fill-image draw:name="Bitmap_20_2" draw:display-name="Bitmap 2" xlink:href="Pictures/1000000000000DB4000009B07932F5460AD358F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-0.635cm" text:min-label-distance="0.635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1.27cm" text:min-label-width="-1.27cm" text:min-label-distance="1.27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1.905cm" text:min-label-width="-1.905cm" text:min-label-distance="1.90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pitch="variable" fo:font-size="18pt" fo:font-style="normal" fo:text-shadow="none" style:text-underline-style="none" fo:font-weight="normal" fo:background-color="transparent" style:font-name-asian="Helvetica Neue" style:font-family-asian="'Helvetica Neue'" style:font-pitch-asian="variable" style:font-size-asian="18pt" style:font-style-asian="normal" style:font-weight-asian="normal" style:font-name-complex="Helvetica Neue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45cm" fo:padding-bottom="0.145cm" fo:padding-left="0.145cm" fo:padding-right="0.145cm">
        <text:list-style style:name="Default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50pt" fo:font-style="normal" fo:text-shadow="none" style:text-underline-style="none" fo:font-weight="normal" fo:background-color="transparent" style:font-name-asian="Arial" style:font-family-asian="Arial" style:font-pitch-asian="variable" style:font-size-asian="50pt" style:font-style-asian="normal" style:font-weight-asian="normal" style:font-name-complex="Arial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-0.635cm" text:min-label-distance="0.635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1.27cm" text:min-label-width="-1.27cm" text:min-label-distance="1.27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1.905cm" text:min-label-width="-1.905cm" text:min-label-distance="1.90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pitch="variable" fo:font-size="18pt" fo:font-style="normal" fo:text-shadow="none" style:text-underline-style="none" fo:font-weight="normal" style:letter-kerning="true" fo:background-color="transparent" style:font-name-asian="Helvetica Neue" style:font-family-asian="'Helvetica Neue'" style:font-pitch-asian="variable" style:font-size-asian="18pt" style:font-style-asian="normal" style:font-weight-asian="normal" style:font-name-complex="Helvetica Neue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50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50pt" style:font-style-asian="normal" style:font-weight-asian="normal" style:font-name-complex="Arial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auto-grow-width="true" fo:min-height="0.943cm" fo:min-width="10.646cm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237cm" svg:height="3.502cm" svg:x="2.226cm" svg:y="1.865cm" presentation:class="title" presentation:placeholder="true">
        <draw:text-box/>
      </draw:frame>
      <draw:frame presentation:style-name="Default-outline1" draw:layer="backgroundobjects" svg:width="25.237cm" svg:height="12.607cm" svg:x="2.226cm" svg:y="6.067cm" presentation:class="outline" presentation:placeholder="true">
        <draw:text-box/>
      </draw:frame>
      <draw:frame draw:style-name="Mgr3" draw:text-style-name="MP5" draw:layer="backgroundobjects" svg:width="11.146cm" svg:height="1.267cm" svg:x="25.684cm" svg:y="19.558cm">
        <draw:text-box>
          <text:p><text:page-number>&lt;number&gt;</text:page-number></text:p>
        </draw:text-box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6.702cm" svg:height="3.504cm" svg:x="1.483cm" svg:y="0.837cm" presentation:class="title" presentation:placeholder="true">
        <draw:text-box/>
      </draw:frame>
      <draw:frame presentation:style-name="Title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creator>robert </dc:creator>
    <dc:date>2017-03-28T23:05:34.895011446</dc:date>
    <meta:editing-cycles>7</meta:editing-cycles>
    <meta:editing-duration>PT11M</meta:editing-duration>
    <meta:generator>LibreOffice/5.0.3.2$Linux_X86_64 LibreOffice_project/00m0$Build-2</meta:generator>
    <meta:document-statistic meta:object-count="46"/>
  </office:meta>
</office:document-meta>
</file>